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041fd" officeooo:paragraph-rsid="000041fd"/>
    </style:style>
    <style:style style:name="P2" style:family="paragraph" style:parent-style-name="Standard">
      <style:paragraph-properties fo:text-align="justify" style:justify-single-word="false"/>
      <style:text-properties officeooo:rsid="0008aab4" officeooo:paragraph-rsid="0008aab4" fo:background-color="#ffff00"/>
    </style:style>
    <style:style style:name="P3" style:family="paragraph" style:parent-style-name="Standard">
      <style:paragraph-properties fo:text-align="justify" style:justify-single-word="false"/>
      <style:text-properties officeooo:paragraph-rsid="00124085"/>
    </style:style>
    <style:style style:name="P4" style:family="paragraph" style:parent-style-name="Standard">
      <style:paragraph-properties fo:text-align="justify" style:justify-single-word="false"/>
      <style:text-properties style:text-underline-style="none" fo:font-weight="normal" officeooo:rsid="0008aab4" officeooo:paragraph-rsid="0000ba7f" style:font-weight-asian="normal" style:font-weight-complex="normal"/>
    </style:style>
    <style:style style:name="P5" style:family="paragraph" style:parent-style-name="Standard">
      <style:paragraph-properties fo:text-align="justify" style:justify-single-word="false"/>
      <style:text-properties style:text-underline-style="none" fo:font-weight="bold" officeooo:rsid="0009f1f6" officeooo:paragraph-rsid="0009f1f6" style:font-weight-asian="bold" style:font-weight-complex="bold"/>
    </style:style>
    <style:style style:name="P6" style:family="paragraph" style:parent-style-name="Standard">
      <style:paragraph-properties fo:text-align="justify" style:justify-single-word="false"/>
      <style:text-properties style:text-underline-style="none" fo:font-weight="bold" officeooo:rsid="000d332d" officeooo:paragraph-rsid="000d332d" style:font-weight-asian="bold" style:font-weight-complex="bold"/>
    </style:style>
    <style:style style:name="P7" style:family="paragraph" style:parent-style-name="Standard">
      <style:paragraph-properties fo:text-align="justify" style:justify-single-word="false"/>
      <style:text-properties style:text-underline-style="none" fo:font-weight="bold" officeooo:rsid="000d332d" officeooo:paragraph-rsid="0010771f" style:font-weight-asian="bold" style:font-weight-complex="bold"/>
    </style:style>
    <style:style style:name="P8" style:family="paragraph" style:parent-style-name="Standard">
      <style:paragraph-properties fo:text-align="justify" style:justify-single-word="false"/>
      <style:text-properties style:text-underline-style="none" fo:font-weight="bold" officeooo:rsid="000d332d" officeooo:paragraph-rsid="00124085" style:font-weight-asian="bold" style:font-weight-complex="bold"/>
    </style:style>
    <style:style style:name="P9" style:family="paragraph" style:parent-style-name="Standard">
      <style:paragraph-properties fo:text-align="justify" style:justify-single-word="false"/>
      <style:text-properties style:text-underline-style="none" fo:font-weight="bold" officeooo:rsid="0011582d" officeooo:paragraph-rsid="0011582d" style:font-weight-asian="bold" style:font-weight-complex="bold"/>
    </style:style>
    <style:style style:name="P10" style:family="paragraph" style:parent-style-name="Standard">
      <style:paragraph-properties fo:text-align="justify" style:justify-single-word="false"/>
      <style:text-properties style:text-underline-style="none" fo:font-weight="bold" officeooo:rsid="00124085" officeooo:paragraph-rsid="00124085" style:font-weight-asian="bold" style:font-weight-complex="bold"/>
    </style:style>
    <style:style style:name="P11" style:family="paragraph" style:parent-style-name="Standard">
      <style:paragraph-properties fo:text-align="justify" style:justify-single-word="false"/>
      <style:text-properties style:text-underline-style="none" fo:font-weight="bold" officeooo:rsid="0009f1f6" officeooo:paragraph-rsid="0009f1f6" fo:background-color="#e8f2a1" style:font-weight-asian="bold" style:font-weight-complex="bold"/>
    </style:style>
    <style:style style:name="P12" style:family="paragraph" style:parent-style-name="Standard">
      <style:paragraph-properties fo:text-align="justify" style:justify-single-word="false"/>
      <style:text-properties style:text-underline-style="none" fo:font-weight="bold" officeooo:rsid="000d332d" officeooo:paragraph-rsid="000d332d" fo:background-color="#e8f2a1" style:font-weight-asian="bold" style:font-weight-complex="bold"/>
    </style:style>
    <style:style style:name="P13" style:family="paragraph" style:parent-style-name="Standard">
      <style:paragraph-properties fo:text-align="justify" style:justify-single-word="false"/>
      <style:text-properties fo:font-style="normal" style:text-underline-style="none" fo:font-weight="bold" officeooo:rsid="000d332d" officeooo:paragraph-rsid="00124085" style:font-style-asian="normal" style:font-weight-asian="bold" style:font-style-complex="normal" style:font-weight-complex="bold"/>
    </style:style>
    <style:style style:name="P14" style:family="paragraph" style:parent-style-name="Standard">
      <style:paragraph-properties fo:text-align="justify" style:justify-single-word="false"/>
      <style:text-properties fo:font-style="normal" style:text-underline-style="none" fo:font-weight="bold" officeooo:rsid="00124085" officeooo:paragraph-rsid="00124085" style:font-style-asian="normal" style:font-weight-asian="bold" style:font-style-complex="normal" style:font-weight-complex="bold"/>
    </style:style>
    <style:style style:name="P15" style:family="paragraph" style:parent-style-name="Standard">
      <style:paragraph-properties fo:text-align="justify" style:justify-single-word="false"/>
      <style:text-properties fo:font-style="normal" style:text-underline-style="none" fo:font-weight="bold" officeooo:rsid="00124085" officeooo:paragraph-rsid="00124085" fo:background-color="#e8f2a1" style:font-style-asian="normal" style:font-weight-asian="bold" style:font-style-complex="normal" style:font-weight-complex="bold"/>
    </style:style>
    <style:style style:name="P16" style:family="paragraph" style:parent-style-name="Standard">
      <style:paragraph-properties fo:text-align="justify" style:justify-single-word="false"/>
      <style:text-properties fo:font-style="normal" officeooo:rsid="00124085" officeooo:paragraph-rsid="00124085" style:font-style-asian="normal" style:font-style-complex="normal"/>
    </style:style>
    <style:style style:name="P17" style:family="paragraph" style:parent-style-name="Standard">
      <style:paragraph-properties fo:text-align="justify" style:justify-single-word="false"/>
      <style:text-properties fo:font-style="normal" officeooo:rsid="00126359" officeooo:paragraph-rsid="00126359" style:font-style-asian="normal" style:font-style-complex="normal"/>
    </style:style>
    <style:style style:name="P18" style:family="paragraph" style:parent-style-name="Standard">
      <style:paragraph-properties fo:text-align="justify" style:justify-single-word="false"/>
      <style:text-properties fo:font-style="normal" officeooo:rsid="0013e8b0" officeooo:paragraph-rsid="0013e8b0" style:font-style-asian="normal" style:font-style-complex="normal"/>
    </style:style>
    <style:style style:name="P19" style:family="paragraph" style:parent-style-name="Standard">
      <style:paragraph-properties fo:text-align="justify" style:justify-single-word="false"/>
      <style:text-properties fo:font-style="normal" officeooo:rsid="0013f4db" officeooo:paragraph-rsid="0013f4db" style:font-style-asian="normal" style:font-style-complex="normal"/>
    </style:style>
    <style:style style:name="P20" style:family="paragraph" style:parent-style-name="Standard">
      <style:paragraph-properties fo:text-align="justify" style:justify-single-word="false" fo:break-before="page"/>
      <style:text-properties fo:font-style="normal" officeooo:rsid="0013e8b0" officeooo:paragraph-rsid="0013e8b0" style:font-style-asian="normal" style:font-style-complex="normal"/>
    </style:style>
    <style:style style:name="T1" style:family="text">
      <style:text-properties fo:font-weight="normal" style:font-weight-asian="normal" style:font-weight-complex="normal"/>
    </style:style>
    <style:style style:name="T2" style:family="text">
      <style:text-properties fo:font-weight="normal" officeooo:rsid="000bbda2" style:font-weight-asian="normal" style:font-weight-complex="normal"/>
    </style:style>
    <style:style style:name="T3" style:family="text">
      <style:text-properties fo:font-weight="normal" officeooo:rsid="00124085" style:font-weight-asian="normal" style:font-weight-complex="normal"/>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124883" style:font-weight-asian="normal" style:font-weight-complex="normal"/>
    </style:style>
    <style:style style:name="T6" style:family="text">
      <style:text-properties style:text-underline-style="none" fo:font-weight="normal" officeooo:rsid="00131d7b" style:font-weight-asian="normal" style:font-weight-complex="normal"/>
    </style:style>
    <style:style style:name="T7" style:family="text">
      <style:text-properties style:text-underline-style="none" fo:font-weight="normal" officeooo:rsid="00124883" fo:background-color="#ffff00" loext:char-shading-value="0" style:font-weight-asian="normal" style:font-weight-complex="normal"/>
    </style:style>
    <style:style style:name="T8" style:family="text">
      <style:text-properties style:text-underline-style="none" fo:font-weight="bold" officeooo:rsid="00131d7b" style:font-weight-asian="bold" style:font-weight-complex="bold"/>
    </style:style>
    <style:style style:name="T9" style:family="text">
      <style:text-properties officeooo:rsid="0009a396"/>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normal" officeooo:rsid="000ebf00" style:font-style-asian="italic" style:font-weight-asian="normal" style:font-style-complex="italic" style:font-weight-complex="normal"/>
    </style:style>
    <style:style style:name="T12" style:family="text">
      <style:text-properties fo:font-style="italic" fo:font-weight="normal" officeooo:rsid="0010771f" style:font-style-asian="italic" style:font-weight-asian="normal" style:font-style-complex="italic" style:font-weight-complex="normal"/>
    </style:style>
    <style:style style:name="T13" style:family="text">
      <style:text-properties fo:font-style="italic" fo:font-weight="normal" officeooo:rsid="00124085" style:font-style-asian="italic" style:font-weight-asian="normal" style:font-style-complex="italic" style:font-weight-complex="normal"/>
    </style:style>
    <style:style style:name="T14" style:family="text">
      <style:text-properties fo:font-style="italic" style:text-underline-style="none" fo:font-weight="normal" officeooo:rsid="00124085" style:font-style-asian="italic" style:font-weight-asian="normal"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officeooo:rsid="000ebf00" style:font-style-asian="normal" style:font-style-complex="normal"/>
    </style:style>
    <style:style style:name="T17" style:family="text">
      <style:text-properties fo:font-style="normal" officeooo:rsid="00124085"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0ebf00" style:font-style-asian="normal" style:font-weight-asian="normal" style:font-style-complex="normal" style:font-weight-complex="normal"/>
    </style:style>
    <style:style style:name="T20" style:family="text">
      <style:text-properties fo:font-style="normal" fo:font-weight="normal" officeooo:rsid="0010771f" style:font-style-asian="normal" style:font-weight-asian="normal" style:font-style-complex="normal" style:font-weight-complex="normal"/>
    </style:style>
    <style:style style:name="T21" style:family="text">
      <style:text-properties fo:font-style="normal" fo:font-weight="normal" officeooo:rsid="00124085" style:font-style-asian="normal" style:font-weight-asian="normal" style:font-style-complex="normal" style:font-weight-complex="normal"/>
    </style:style>
    <style:style style:name="T22" style:family="text">
      <style:text-properties fo:font-style="normal" style:text-underline-style="none" fo:font-weight="bold" officeooo:rsid="000d332d" fo:background-color="#e8f2a1" loext:char-shading-value="0" style:font-style-asian="normal" style:font-weight-asian="bold" style:font-style-complex="normal" style:font-weight-complex="bold"/>
    </style:style>
    <style:style style:name="T23" style:family="text">
      <style:text-properties fo:font-style="normal" style:text-underline-style="none" fo:font-weight="bold" officeooo:rsid="00124085" fo:background-color="#e8f2a1" loext:char-shading-value="0" style:font-style-asian="normal" style:font-weight-asian="bold" style:font-style-complex="normal" style:font-weight-complex="bold"/>
    </style:style>
    <style:style style:name="T24" style:family="text">
      <style:text-properties fo:font-style="normal" style:text-underline-style="none" fo:font-weight="bold" officeooo:rsid="00126359" style:font-style-asian="normal" style:font-weight-asian="bold" style:font-style-complex="normal" style:font-weight-complex="bold"/>
    </style:style>
    <style:style style:name="T25" style:family="text">
      <style:text-properties fo:font-style="normal" style:text-underline-style="none" fo:font-weight="normal" officeooo:rsid="00124085" style:font-style-asian="normal" style:font-weight-asian="normal" style:font-style-complex="normal" style:font-weight-complex="normal"/>
    </style:style>
    <style:style style:name="T26" style:family="text">
      <style:text-properties fo:font-style="normal" style:text-underline-style="none" fo:font-weight="normal" officeooo:rsid="00126359" style:font-style-asian="normal" style:font-weight-asian="normal"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22</text:span>/09/2020</text:p>
      <text:p text:style-name="P4"/>
      <text:p text:style-name="P11">1. Arquitectura hw del computador (3/23)</text:p>
      <text:p text:style-name="P5"><text:span text:style-name="T1">3/23</text:span></text:p>
      <text:p text:style-name="P5"><text:span text:style-name="T1"><text:tab/>La CPU es mes rapida que els dispositius de I/O. El sistema anira sempre al pas del dispositiu mes lent del sistema. Les CPU intentaran millorar la velocitat d’aquest dispositius mes lents. </text:span></text:p>
      <text:p text:style-name="P5"><text:span text:style-name="T1"><text:tab/>La CPU te que fer coses mentre se fan operación de I/O.</text:span></text:p>
      <text:p text:style-name="P5"><text:span text:style-name="T1"/></text:p>
      <text:p text:style-name="P5"><text:span text:style-name="T1">5/23</text:span></text:p>
      <text:p text:style-name="P5"><text:span text:style-name="T1"><text:tab/>La CPU treballa amb dades que estan en memoria. Pot funcionar de manera:</text:span></text:p>
      <text:p text:style-name="P5"><text:span text:style-name="T1"><text:tab/>-</text:span>Sincrona: <text:span text:style-name="T1">S’espera <text:s/>a que acabe la entrada i sortida d’un proces abans de començar un altre proces. Si la CPU acaba abans de que li arribe el timing, se queda sense fer res fins que acaba el cicle sincron. </text:span></text:p>
      <text:p text:style-name="P5"><text:span text:style-name="T1"/></text:p>
      <text:p text:style-name="P5"><text:span text:style-name="T1"><text:tab/>-</text:span>Asincrona:<text:span text:style-name="T1"> El dispositiu avisa a la CPU quan ha acabat la seva operació, aixi la CPU comença un altre proces. D’aquesta manera la CPU està menys ociosa. </text:span></text:p>
      <text:p text:style-name="P5"><text:span text:style-name="T1"/></text:p>
      <text:p text:style-name="P5"><text:span text:style-name="T1"><text:tab/></text:span><text:span text:style-name="T2">Els controlodor de disc, el controlador d’USB i Adaptador de video, sol avisar a la CPU quan el seu hardware ha acabat de gastar el bus. </text:span></text:p>
      <text:p text:style-name="P5"><text:span text:style-name="T2"/></text:p>
      <text:p text:style-name="P6"><text:span text:style-name="T2">6/</text:span><text:span text:style-name="T1">23</text:span></text:p>
      <text:p text:style-name="P6"><text:span text:style-name="T1"><text:tab/>La controladora (driver) sap com funciona un hardware del dispositiu. </text:span><text:span text:style-name="T10">Pex: Un disc dur te una controladora en el propi HDD que sap com va el seu hardware</text:span><text:span text:style-name="T18">. El driver es el que se possa en contacte amb el sistema operatiu, es el que li dona utilitats front al SO a un driver. </text:span><text:span text:style-name="T10">Si no tens un driver actualitzat hi haura utilitats que no podras utilitzar.</text:span></text:p>
      <text:p text:style-name="P6"><text:span text:style-name="T18"/></text:p>
      <text:p text:style-name="P6"><text:span text:style-name="T18">8/23</text:span></text:p>
      <text:p text:style-name="P12"><text:span text:style-name="T15">2. Interrupcions</text:span></text:p>
      <text:p text:style-name="P6"><text:span text:style-name="T18"/></text:p>
      <text:p text:style-name="P6"><text:span text:style-name="T18"><text:tab/></text:span><text:span text:style-name="T19">Programa dirigit per esdeveniments: El SO espera un esdeveniment per a fer algo. </text:span><text:span text:style-name="T11">Pex. Menejar el ratoli per a que el SO meneje el punter.</text:span></text:p>
      <text:p text:style-name="P7"><text:span text:style-name="T19"><text:tab/>Els esdeveniments son les </text:span><text:span text:style-name="T16">interrupcions</text:span><text:span text:style-name="T19"> (hardware i software) i les </text:span><text:span text:style-name="T16">excepcions</text:span><text:span text:style-name="T19">. Quan aplega la interrupcio, s’executa la interrupcio i s’esecuta un codi per a aqueixa interrupcio. Despres d’executarla torna a possar-se a la espera. </text:span></text:p>
      <text:p text:style-name="P7"><text:span text:style-name="T19"><text:tab/></text:span><text:span text:style-name="T20">EXEMPLE: </text:span><text:span text:style-name="T12">El tick del rellotge es una interrupcio hardware mentre que una cridà al sistema es una interrupcio software.</text:span></text:p>
      <text:p text:style-name="P6"><text:span text:style-name="T19"><text:tab/>Solen tindrer prioritat, si hi ha alguna interrupcio amb prioritat, la fara abans que una que tinga menys.</text:span></text:p>
      <text:p text:style-name="P6"><text:span text:style-name="T19"><text:tab/></text:span><text:span text:style-name="T20">Les interrupcions s’utilitzen per a solicitar recursos al sistema operatiu.</text:span></text:p>
      <text:p text:style-name="P6"><text:span text:style-name="T20"/></text:p>
      <text:p text:style-name="P9"><text:span text:style-name="T20">1</text:span><text:span text:style-name="T18">0/23</text:span></text:p>
      <text:p text:style-name="P9"><text:span text:style-name="T18"><text:tab/>Independentment de la interrupcio que siga, la manera de treballar es sempre la manterixa. </text:span></text:p>
      <text:p text:style-name="P9"><text:span text:style-name="T18"/></text:p>
      <text:p text:style-name="P9"><text:span text:style-name="T18"><text:tab/>1. La CPU acaba el proces en curs i identifica la interrupcio.</text:span></text:p>
      <text:p text:style-name="P9"><text:span text:style-name="T18"><text:tab/>2. La CPU executa el codi de la interrupcio del SO.</text:span></text:p>
      <text:p text:style-name="P9"><text:span text:style-name="T18"><text:tab/><text:tab/>Quan atens a una interrupcio, la resta esperen. </text:span></text:p>
      <text:p text:style-name="P9"><text:span text:style-name="T18"/></text:p>
      <text:p text:style-name="P9"><text:soft-page-break/><text:span text:style-name="T18"><text:tab/>Els usuaris no poden accedir a la memoria </text:span><text:span text:style-name="T21">(amb el vector d’interrupcions)</text:span><text:span text:style-name="T18"> porque podrien fer coses en el sistema i el SO deixaria de funcionar correctament. </text:span><text:span text:style-name="T21">Al final han llevat el acces als usuaris. </text:span></text:p>
      <text:p text:style-name="P9"><text:span text:style-name="T21"/></text:p>
      <text:p text:style-name="P8"><text:span text:style-name="T21">12</text:span><text:span text:style-name="T18">/23</text:span></text:p>
      <text:p text:style-name="P3"><text:span text:style-name="T23">3</text:span><text:span text:style-name="T22">.M</text:span><text:span text:style-name="T23">odes d’execució</text:span></text:p>
      <text:p text:style-name="P8"><text:span text:style-name="T18"/></text:p>
      <text:p text:style-name="P8"><text:span text:style-name="T21"><text:tab/>Protegeixen el us que se fa dels recursos. </text:span></text:p>
      <text:p text:style-name="P8"><text:span text:style-name="T21"/></text:p>
      <text:p text:style-name="P8"><text:span text:style-name="T21"><text:tab/>El </text:span><text:span text:style-name="T17">mode usuari</text:span><text:span text:style-name="T21"> està capat. Nomes ho pot fer a traves de la via que ofereix el sistema operatiu.</text:span></text:p>
      <text:p text:style-name="P8"><text:span text:style-name="T21"><text:tab/>El </text:span><text:span text:style-name="T17">mode supervisor</text:span><text:span text:style-name="T21"> es el que te el sistema operatiu, es como el modo Dios, pot fer tot.</text:span></text:p>
      <text:p text:style-name="P8"><text:span text:style-name="T21"><text:tab/></text:span><text:span text:style-name="T13">Exemple: El usuari fa una cosa que tinga permesa amb el mode usuari i el SO s’encarrega de fer el que vol el usuari mitjançant el mode supervisor.</text:span></text:p>
      <text:p text:style-name="P8"><text:span text:style-name="T13"/></text:p>
      <text:p text:style-name="P8"><text:span text:style-name="T13"><text:tab/>Tracta de protegir l’acces al hw per a impedir que els programes dusuari accedisquen a memoria, utilitzen tota la CPU, accedisquen a registres del sistema….</text:span></text:p>
      <text:p text:style-name="P8"><text:span text:style-name="T13"/></text:p>
      <text:p text:style-name="P10"><text:span text:style-name="T13">1</text:span><text:span text:style-name="T10">3/23</text:span></text:p>
      <text:p text:style-name="P13"><text:span text:style-name="T3"><text:tab/>El canvi de mode se fa mitjançant una interrupcio.</text:span></text:p>
      <text:p text:style-name="P13"><text:span text:style-name="T3"/></text:p>
      <text:p text:style-name="P14"><text:span text:style-name="T1">14/23</text:span></text:p>
      <text:p text:style-name="P14"><text:span text:style-name="T1"><text:tab/>En la diapos estan les proteccions que ofereix el mode supervisor.</text:span></text:p>
      <text:p text:style-name="P14"><text:span text:style-name="T1"/></text:p>
      <text:p text:style-name="P8"><text:span text:style-name="T21">16</text:span><text:span text:style-name="T18">/23</text:span></text:p>
      <text:p text:style-name="P15">4.Crides al sistema</text:p>
      <text:p text:style-name="P8"><text:span text:style-name="T18"/></text:p>
      <text:p text:style-name="P3"><text:span text:style-name="T25"><text:tab/>Una crida al sistema es una interrupcio software, tambe se l’anomena “trap”.</text:span></text:p>
      <text:p text:style-name="P3"><text:span text:style-name="T25"><text:tab/>-S’utilitzen per a solicitar serveis al SO.</text:span></text:p>
      <text:p text:style-name="P3"><text:span text:style-name="T25"><text:tab/>-Es una interficie proporcionada pel SO per a accedir als recursos hardware de la màquina.</text:span></text:p>
      <text:p text:style-name="P3"><text:span text:style-name="T25"/></text:p>
      <text:p text:style-name="P3"><text:span text:style-name="T25"><text:tab/></text:span><text:span text:style-name="T14">Quan detecten un “read” per exemple, el SO identifica la interrupcio software i executa el codi que te per a tractar la lectura. Quan acaba, torna al mode usuari.</text:span></text:p>
      <text:p text:style-name="P3"><text:span text:style-name="T14"/></text:p>
      <text:p text:style-name="P3"><text:span text:style-name="T14"><text:tab/></text:span><text:span text:style-name="T26">La capa de </text:span><text:span text:style-name="T24">Crides al sistema</text:span><text:span text:style-name="T26"> es propia de cada SO. Cadascun funciona d’una manera. Es important de cara a la diapositiva 18.</text:span></text:p>
      <text:p text:style-name="P3"><text:span text:style-name="T14"/></text:p>
      <text:p text:style-name="P16"><text:span text:style-name="T4">17/23</text:span></text:p>
      <text:p text:style-name="P16"><text:span text:style-name="T4"><text:tab/></text:span><text:span text:style-name="T7">Procés de crida al sistema en la diapositiva.</text:span></text:p>
      <text:p text:style-name="P16"><text:span text:style-name="T5"/></text:p>
      <text:p text:style-name="P17"><text:span text:style-name="T5">1</text:span><text:span text:style-name="T4">8/23</text:span></text:p>
      <text:p text:style-name="P17"><text:span text:style-name="T4"><text:tab/>Llistat de les crides. Les crides POSIX son les utilitzades en Unix son les que s’utilitzen en aquest sistema operatiu, per aixo tenim que utilitzar en clase Linux, per a poder veure tot açò ja que Windows funciona d’una altra manera. </text:span></text:p>
      <text:p text:style-name="P17"><text:span text:style-name="T4"/></text:p>
      <text:p text:style-name="P17"><text:span text:style-name="T4"><text:tab/></text:span><text:span text:style-name="T6">Les crides que vorem son totes les de </text:span><text:span text:style-name="T8">processos</text:span><text:span text:style-name="T6"> i la matjoria de les de </text:span><text:span text:style-name="T8">fitxers</text:span><text:span text:style-name="T6">; les de directoris i senyals no ens donarà temps. </text:span></text:p>
      <text:p text:style-name="P20"><text:span text:style-name="T6">1</text:span><text:span text:style-name="T4">9/23</text:span></text:p>
      <text:p text:style-name="P18"><text:span text:style-name="T4">S’utilitza un bit per a saber en quin mode estem:</text:span></text:p>
      <text:p text:style-name="P18"><text:span text:style-name="T4"><text:tab/>Mode usuari es el bit = 1 i el mode supervisor es el bit = 0.</text:span></text:p>
      <text:p text:style-name="P18"><text:span text:style-name="T4"/></text:p>
      <text:p text:style-name="P19"><text:span text:style-name="T4">Important de hui:</text:span></text:p>
      <text:p text:style-name="P19"><text:span text:style-name="T4">1. Saber el concepte dinterrupcio i saber per que els SO s’anomenen que estan dirigit per events.</text:span></text:p>
      <text:p text:style-name="P19"><text:span text:style-name="T4">2. Proteccions del sistema operatiu per a que el usuari no la lie.</text:span></text:p>
      <text:p text:style-name="P19"><text:span text:style-name="T4">3. Mecanisme del que es la crida al sistema</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officeooo:rsid="000041fd" officeooo:paragraph-rsid="000041fd"/>
    </style:style>
    <style:style style:name="MT1" style:family="text">
      <style:text-properties officeooo:rsid="0009a39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FSO TEMA <text:span text:style-name="MT1">2</text:span><text:tab/><text:tab/>Andreu Mut Portes</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9-15T10:21:56.550000000</meta:creation-date>
    <dc:date>2020-09-22T10:13:11.136000000</dc:date>
    <meta:editing-duration>PT1H26M21S</meta:editing-duration>
    <meta:editing-cycles>23</meta:editing-cycles>
    <meta:generator>LibreOffice/6.3.4.2$Windows_X86_64 LibreOffice_project/60da17e045e08f1793c57c00ba83cdfce946d0aa</meta:generator>
    <meta:document-statistic meta:table-count="0" meta:image-count="0" meta:object-count="0" meta:page-count="3" meta:paragraph-count="56" meta:word-count="778" meta:character-count="4387" meta:non-whitespace-character-count="3618"/>
  </office:meta>
</office:document-meta>
</file>